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ccfb7" draw:textarea-horizontal-align="justify" draw:textarea-vertical-align="bottom" draw:auto-grow-height="false" fo:min-height="2.615cm" fo:min-width="17.224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279cm"/>
    </style:style>
    <style:style style:name="gr3" style:family="graphic" style:parent-style-name="standard">
      <style:graphic-properties draw:textarea-horizontal-align="justify" draw:textarea-vertical-align="middle" draw:auto-grow-height="false" fo:min-height="0.624cm" fo:min-width="2.295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5" style:family="graphic" style:parent-style-name="standard">
      <style:graphic-properties draw:textarea-horizontal-align="justify" draw:textarea-vertical-align="middle" draw:auto-grow-height="false" fo:min-height="1.028cm" fo:min-width="1.01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212cm" svg:stroke-color="#407927" draw:marker-start-width="0.518cm" draw:marker-end="Arrow_20_concave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start"/>
    </style:style>
    <style:style style:name="P2" style:family="paragraph">
      <loext:graphic-properties draw:fill-color="#8ccfb7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3.175cm" svg:x="4.175cm" svg:y="7.985cm">
          <text:p text:style-name="P1">Filebe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1.778cm" svg:height="2.032cm" svg:x="1.381cm" svg:y="8.112cm">
          <text:p text:style-name="P3">logfi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1" draw:id="id1" draw:layer="layout" svg:width="2.794cm" svg:height="1.397cm" svg:x="7.35cm" svg:y="11.541cm">
          <text:p text:style-name="P4">Filebeat.ym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xml:id="id2" draw:id="id2" draw:layer="layout" svg:width="2.794cm" svg:height="1.397cm" svg:x="5.826cm" svg:y="8.493cm">
          <text:p text:style-name="P5">Filebeat</text:p>
          <text:p text:style-name="P5">Harvester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2.794cm" svg:height="1.397cm" svg:x="10.144cm" svg:y="8.493cm">
          <text:p text:style-name="P5"><text:span text:style-name="T1">GROK</text:span></text:p>
          <text:p text:style-name="P5"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2.794cm" svg:height="1.397cm" svg:x="14.208cm" svg:y="8.493cm">
          <text:p text:style-name="P5"><text:span text:style-name="T1">Javascript</text:span></text:p>
          <text:p text:style-name="P5"><text:span text:style-name="T1">Ott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2.794cm" svg:height="1.397cm" svg:x="18.272cm" svg:y="8.493cm">
          <text:p text:style-name="P6">Codec</text:p>
          <text:p text:style-name="P6">( JSON,AVRO )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2.413cm" svg:height="2.032cm" svg:x="24.368cm" svg:y="8.112cm">
          <text:p text:style-name="P3">Kafk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7" draw:layer="layout" svg:x1="8.747cm" svg:y1="11.541cm" svg:x2="7.223cm" svg:y2="9.89cm" draw:start-shape="id1" draw:start-glue-point="5" draw:end-shape="id2" draw:end-glue-point="2" svg:d="M8747 11541v-826h-1524v-825" svg:viewBox="0 0 1525 1652">
          <text:p/>
        </draw:connector>
        <draw:connector draw:style-name="gr6" draw:text-style-name="P7" draw:layer="layout" svg:x1="8.747cm" svg:y1="11.541cm" svg:x2="11.541cm" svg:y2="9.89cm" draw:start-shape="id1" draw:start-glue-point="5" draw:end-shape="id3" draw:end-glue-point="2" svg:d="M8747 11541v-826h2794v-825" svg:viewBox="0 0 2795 1652">
          <text:p/>
        </draw:connector>
        <draw:custom-shape draw:style-name="gr3" draw:text-style-name="P4" xml:id="id4" draw:id="id4" draw:layer="layout" svg:width="2.794cm" svg:height="1.397cm" svg:x="14.208cm" svg:y="11.541cm">
          <text:p text:style-name="P4">Process.j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svg:x1="15.605cm" svg:y1="11.541cm" svg:x2="15.605cm" svg:y2="9.89cm" draw:start-shape="id4" draw:start-glue-point="5" draw:end-shape="id5" draw:end-glue-point="2" svg:d="M15605 11541v-1651" svg:viewBox="0 0 1 1652">
          <text:p/>
        </draw:connector>
        <draw:line draw:style-name="gr6" draw:text-style-name="P7" draw:layer="layout" svg:x1="10.144cm" svg:y1="12.176cm" svg:x2="13.954cm" svg:y2="12.176cm">
          <text:p/>
        </draw:line>
        <draw:connector draw:style-name="gr7" draw:text-style-name="P7" draw:layer="layout" draw:type="line" svg:x1="8.62cm" svg:y1="9.191cm" svg:x2="10.144cm" svg:y2="9.191cm" draw:start-shape="id2" draw:start-glue-point="1" draw:end-shape="id3" draw:end-glue-point="3" svg:d="M8620 9191h1524" svg:viewBox="0 0 1525 1">
          <text:p/>
        </draw:connector>
        <draw:connector draw:style-name="gr7" draw:text-style-name="P7" draw:layer="layout" draw:type="line" svg:x1="12.938cm" svg:y1="9.191cm" svg:x2="14.208cm" svg:y2="9.191cm" draw:start-shape="id3" draw:start-glue-point="1" draw:end-shape="id5" draw:end-glue-point="3" svg:d="M12938 9191h1270" svg:viewBox="0 0 1271 1">
          <text:p/>
        </draw:connector>
        <draw:connector draw:style-name="gr7" draw:text-style-name="P7" draw:layer="layout" draw:type="line" svg:x1="17.002cm" svg:y1="9.191cm" svg:x2="18.272cm" svg:y2="9.191cm" draw:start-shape="id5" draw:start-glue-point="1" draw:end-shape="id6" draw:end-glue-point="3" svg:d="M17002 9191h1270" svg:viewBox="0 0 1271 1">
          <text:p/>
        </draw:connector>
        <draw:connector draw:style-name="gr7" draw:text-style-name="P7" draw:layer="layout" draw:type="line" svg:x1="21.066cm" svg:y1="9.191cm" svg:x2="24.368cm" svg:y2="9.128cm" draw:start-shape="id6" draw:start-glue-point="1" draw:end-shape="id7" draw:end-glue-point="5" svg:d="M21066 9191l3302-63" svg:viewBox="0 0 3303 64">
          <text:p/>
        </draw:connector>
        <draw:connector draw:style-name="gr7" draw:text-style-name="P7" draw:layer="layout" draw:type="line" svg:x1="3.159cm" svg:y1="9.128cm" svg:x2="5.826cm" svg:y2="9.191cm" draw:start-shape="id8" draw:start-glue-point="8" draw:end-shape="id2" draw:end-glue-point="3" svg:d="M3159 9128l2667 63" svg:viewBox="0 0 2668 64">
          <text:p/>
        </draw:connector>
        <draw:custom-shape draw:style-name="gr3" draw:text-style-name="P4" xml:id="id9" draw:id="id9" draw:layer="layout" svg:width="2.794cm" svg:height="1.397cm" svg:x="18.272cm" svg:y="11.541cm">
          <text:p text:style-name="P4">Schema.js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draw:type="line" svg:x1="19.669cm" svg:y1="11.541cm" svg:x2="19.669cm" svg:y2="9.89cm" draw:start-shape="id9" draw:start-glue-point="5" draw:end-shape="id6" draw:end-glue-point="2" svg:d="M19669 11541v-1651" svg:viewBox="0 0 1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2:18:42.072826597</meta:creation-date>
    <dc:date>2018-09-08T12:29:51.121686126</dc:date>
    <meta:editing-duration>PT59S</meta:editing-duration>
    <meta:editing-cycles>1</meta:editing-cycles>
    <meta:document-statistic meta:object-count="20"/>
    <meta:generator>LibreOffice/6.0.3.2$Linux_X86_64 LibreOffice_project/00m0$Build-2</meta:generator>
  </office:meta>
</office:document-meta>
</file>